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94cc" draw:textarea-horizontal-align="justify" draw:textarea-vertical-align="middle" draw:auto-grow-height="false" fo:min-height="0.385cm" fo:min-width="1.722cm" loext:decorative="false"/>
      <style:paragraph-properties style:writing-mode="lr-tb"/>
    </style:style>
    <style:style style:name="gr2" style:family="graphic" style:parent-style-name="standard">
      <style:graphic-properties draw:stroke="none" draw:fill-color="#f0b077" draw:textarea-horizontal-align="justify" draw:textarea-vertical-align="middle" draw:auto-grow-height="false" fo:min-height="0.385cm" fo:min-width="5.577cm" loext:decorative="false"/>
      <style:paragraph-properties style:writing-mode="lr-tb"/>
    </style:style>
    <style:style style:name="gr3" style:family="graphic" style:parent-style-name="standard">
      <style:graphic-properties draw:stroke="none" draw:fill-color="#8cc5e3" draw:textarea-horizontal-align="justify" draw:textarea-vertical-align="middle" draw:auto-grow-height="false" fo:min-height="0.386cm" fo:min-width="0.891cm" loext:decorative="false"/>
      <style:paragraph-properties style:writing-mode="lr-tb"/>
    </style:style>
    <style:style style:name="gr4" style:family="graphic" style:parent-style-name="standard">
      <style:graphic-properties draw:stroke="none" draw:fill-color="#ea801c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3594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0b077"/>
      <style:paragraph-properties fo:text-align="center"/>
    </style:style>
    <style:style style:name="P5" style:family="paragraph">
      <loext:graphic-properties draw:fill-color="#8cc5e3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a801c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2cm" svg:height="0.635cm" svg:x="1.635cm" svg:y="10.207cm">
          <text:p text:style-name="P1"><text:span text:style-name="T1">TS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077cm" svg:height="0.635cm" svg:x="5.435cm" svg:y="10.20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0.635cm" svg:x="13.035cm" svg:y="10.207cm">
          <text:p text:style-name="P1"><text:span text:style-name="T1">TS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88cm" svg:height="1.27cm" svg:x="3.857cm" svg:y="9.89cm">
          <text:p text:style-name="P1"><text:span text:style-name="T1">TI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.588cm" svg:height="1.27cm" svg:x="11.458cm" svg:y="9.891cm">
          <text:p text:style-name="P1"><text:span text:style-name="T1">TIR</text:span></text:p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4.445cm" svg:height="0.635cm" svg:x="6.08cm" svg:y="10.207cm">
          <text:p text:style-name="P1"><text:span text:style-name="T1">Tnp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.389cm" svg:height="1.916cm" svg:x="2.27cm" svg:y="11.477cm">
          <draw:text-box>
            <text:p><text:span text:style-name="T2">TSD = Target Site Duplication</text:span></text:p>
            <text:p><text:span text:style-name="T2">TIR = Terminal Inverted Repeat</text:span></text:p>
            <text:p><text:span text:style-name="T2">Tnp = Transposa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Arensburger</meta:initial-creator>
    <meta:creation-date>2025-05-03T15:49:19.427688457</meta:creation-date>
    <dc:date>2025-05-03T16:09:09.227832894</dc:date>
    <dc:creator>Peter Arensburger</dc:creator>
    <meta:editing-duration>PT9M29S</meta:editing-duration>
    <meta:editing-cycles>2</meta:editing-cycles>
    <meta:generator>LibreOffice/24.8.6.2$Linux_X86_64 LibreOffice_project/d50be90c1d90f0f90a5235ffcbbafbbfa38a83c2</meta:generator>
    <meta:document-statistic meta:object-count="7"/>
  </office:meta>
</office:document-meta>
</file>